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layfair Display" svg:font-family="'Playfair Display', Arial"/>
    <style:font-face style:name="Playfair display" svg:font-family="'Playfair display'"/>
    <style:font-face style:name="Roboto" svg:font-family="Roboto, RobotoDraft, Helvetica, Arial, sans-serif"/>
    <style:font-face style:name="Whitney" svg:font-family="Whitney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orphans="2" fo:widows="2"/>
      <style:text-properties fo:font-variant="normal" fo:text-transform="none" fo:color="#000000" style:font-name="Playfair display" fo:font-size="9.75pt" fo:letter-spacing="normal" fo:language="fr" fo:country="FR" fo:font-style="normal" fo:font-weight="normal" officeooo:paragraph-rsid="001c9542"/>
    </style:style>
    <style:style style:name="P2" style:family="paragraph" style:parent-style-name="Standard" style:list-style-name="L1">
      <style:paragraph-properties fo:orphans="2" fo:widows="2"/>
      <style:text-properties fo:font-variant="normal" fo:text-transform="none" fo:color="#000000" style:font-name="Playfair display" fo:font-size="9.75pt" fo:letter-spacing="normal" fo:language="fr" fo:country="FR" fo:font-style="normal" fo:font-weight="normal" officeooo:rsid="001c9542" officeooo:paragraph-rsid="001c9542"/>
    </style:style>
    <style:style style:name="P3" style:family="paragraph" style:parent-style-name="Standard" style:list-style-name="L1">
      <style:paragraph-properties fo:orphans="2" fo:widows="2"/>
      <style:text-properties fo:font-variant="normal" fo:text-transform="none" fo:color="#000000" style:font-name="Playfair display" fo:font-size="9.75pt" fo:letter-spacing="normal" fo:language="fr" fo:country="FR" fo:font-style="normal" fo:font-weight="normal" officeooo:rsid="001d7ff8" officeooo:paragraph-rsid="001d7ff8"/>
    </style:style>
    <style:style style:name="P4" style:family="paragraph" style:parent-style-name="Standard">
      <style:paragraph-properties fo:orphans="2" fo:widows="2"/>
      <style:text-properties fo:font-variant="normal" fo:text-transform="none" fo:color="#000000" style:font-name="Playfair display" fo:font-size="9.75pt" fo:letter-spacing="normal" fo:language="fr" fo:country="FR" fo:font-style="normal" fo:font-weight="normal" officeooo:rsid="001d7ff8" officeooo:paragraph-rsid="001d7ff8"/>
    </style:style>
    <style:style style:name="P5" style:family="paragraph" style:parent-style-name="Standard">
      <style:paragraph-properties fo:orphans="2" fo:widows="2"/>
      <style:text-properties fo:font-variant="normal" fo:text-transform="none" fo:color="#000000" style:font-name="Playfair display" fo:font-size="10pt" fo:letter-spacing="normal" fo:language="fr" fo:country="FR" fo:font-style="normal" fo:font-weight="bold" officeooo:rsid="001d7ff8" officeooo:paragraph-rsid="001d7ff8" style:font-weight-asian="bold" style:font-weight-complex="bold"/>
    </style:style>
    <style:style style:name="P6" style:family="paragraph" style:parent-style-name="Standard">
      <style:paragraph-properties fo:orphans="2" fo:widows="2"/>
      <style:text-properties fo:font-variant="normal" fo:text-transform="none" fo:color="#000000" style:font-name="Playfair display" fo:font-size="10pt" fo:letter-spacing="normal" fo:language="fr" fo:country="FR" fo:font-style="normal" fo:font-weight="normal" officeooo:rsid="001ee93b" officeooo:paragraph-rsid="001ee93b" style:font-weight-asian="normal" style:font-weight-complex="normal"/>
    </style:style>
    <style:style style:name="P7" style:family="paragraph" style:parent-style-name="Standard" style:list-style-name="L3">
      <style:paragraph-properties fo:orphans="2" fo:widows="2"/>
      <style:text-properties fo:font-variant="normal" fo:text-transform="none" fo:color="#000000" style:font-name="Playfair display" fo:font-size="10pt" fo:letter-spacing="normal" fo:language="fr" fo:country="FR" fo:font-style="normal" fo:font-weight="normal" officeooo:rsid="002420b7" officeooo:paragraph-rsid="002420b7" style:font-weight-asian="normal" style:font-weight-complex="normal"/>
    </style:style>
    <style:style style:name="P8" style:family="paragraph" style:parent-style-name="Standard" style:list-style-name="L2">
      <style:paragraph-properties fo:orphans="2" fo:widows="2"/>
      <style:text-properties fo:font-variant="normal" fo:text-transform="none" fo:color="#000000" style:font-name="Playfair display" fo:font-size="10pt" fo:letter-spacing="normal" fo:language="fr" fo:country="FR" fo:font-style="normal" fo:font-weight="normal" officeooo:rsid="001d7ff8" officeooo:paragraph-rsid="001d7ff8" style:font-weight-asian="normal" style:font-weight-complex="normal"/>
    </style:style>
    <style:style style:name="P9" style:family="paragraph" style:parent-style-name="Standard" style:list-style-name="L2">
      <style:paragraph-properties fo:orphans="2" fo:widows="2"/>
      <style:text-properties fo:font-variant="normal" fo:text-transform="none" fo:color="#000000" style:font-name="Playfair display" fo:font-size="10pt" fo:letter-spacing="normal" fo:language="fr" fo:country="FR" fo:font-style="normal" fo:font-weight="normal" officeooo:rsid="001d7ff8" officeooo:paragraph-rsid="001ee93b" style:font-weight-asian="normal" style:font-weight-complex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Playfair display" fo:font-size="9.75pt" fo:letter-spacing="normal" fo:language="fr" fo:country="FR" fo:font-style="normal" fo:font-weight="bold"/>
    </style:style>
    <style:style style:name="T1" style:family="text">
      <style:text-properties officeooo:rsid="001c9542"/>
    </style:style>
    <style:style style:name="T2" style:family="text">
      <style:text-properties fo:language="fr" fo:country="FR" officeooo:rsid="001c9542"/>
    </style:style>
    <style:style style:name="T3" style:family="text">
      <style:text-properties officeooo:rsid="001ee93b"/>
    </style:style>
    <style:style style:name="T4" style:family="text">
      <style:text-properties officeooo:rsid="002420b7"/>
    </style:style>
    <style:style style:name="T5" style:family="text">
      <style:text-properties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5">Discrimination du contenu</text:span></text:p>
      <text:p text:style-name="P10"><text:span text:style-name="T5"/></text:p>
      <text:list xml:id="list1358777770" text:style-name="L1">
        <text:list-item>
          <text:p text:style-name="P1"><text:span text:style-name="T1">Une</text:span> base de donnée<text:span text:style-name="T1">s pour les infos utilisateurs </text:span></text:p>
        </text:list-item>
        <text:list-item>
          <text:p text:style-name="P2">Envoyer les infos urgents vers la commune</text:p>
        </text:list-item>
        <text:list-item>
          <text:p text:style-name="P1"><text:span text:style-name="T1">L</text:span>e <text:span text:style-name="T1">GPS</text:span></text:p>
        </text:list-item>
        <text:list-item>
          <text:p text:style-name="P1"><text:span text:style-name="T1">F</text:span>ormulaire <text:span text:style-name="T1">pour rechercher</text:span></text:p>
        </text:list-item>
        <text:list-item>
          <text:p text:style-name="P1"><text:span text:style-name="T1">P</text:span>rofil <text:span text:style-name="T1">et enregistrement</text:span></text:p>
        </text:list-item>
        <text:list-item>
          <text:p text:style-name="P3">Infos sur randonner</text:p>
        </text:list-item>
      </text:list>
      <text:p text:style-name="P4"/>
      <text:p text:style-name="P5">Architecturer les informations</text:p>
      <text:p text:style-name="P5"/>
      <text:p text:style-name="P6">Bar de Navigation // <text:span text:style-name="T4">Liste des pages</text:span></text:p>
      <text:list xml:id="list4247650090" text:style-name="L3">
        <text:list-item>
          <text:p text:style-name="P7">Acceuil</text:p>
        </text:list-item>
      </text:list>
      <text:list xml:id="list3572406825" text:style-name="L2">
        <text:list-item>
          <text:p text:style-name="P8">GPS</text:p>
        </text:list-item>
        <text:list-item>
          <text:p text:style-name="P8">Cartes (chercher, <text:span text:style-name="T3">recommandations</text:span>)</text:p>
        </text:list-item>
        <text:list-item>
          <text:p text:style-name="P8">Télécharger l'appli</text:p>
        </text:list-item>
        <text:list-item>
          <text:p text:style-name="P8">Nous contacter</text:p>
        </text:list-item>
        <text:list-item>
          <text:p text:style-name="P9"><text:span text:style-name="T3">F</text:span>aire une connexion </text:p>
        </text:list-item>
        <text:list-item>
          <text:p text:style-name="P9"><text:span text:style-name="T3">D</text:span>éclaration de mis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layfair Display" svg:font-family="'Playfair Display', Arial"/>
    <style:font-face style:name="Playfair display" svg:font-family="'Playfair display'"/>
    <style:font-face style:name="Roboto" svg:font-family="Roboto, RobotoDraft, Helvetica, Arial, sans-serif"/>
    <style:font-face style:name="Whitney" svg:font-family="Whitney, 'Helvetica Neue', Helvetica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6:32:54.571708141</meta:creation-date>
    <dc:date>2019-11-13T16:39:03.869440234</dc:date>
    <meta:editing-duration>PT5M34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67" meta:character-count="387" meta:non-whitespace-character-count="347"/>
  </office:meta>
</office:document-meta>
</file>